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d737e"/>
    </style:style>
    <style:style style:name="P2" style:family="paragraph" style:parent-style-name="Standard">
      <style:text-properties officeooo:rsid="000ddbd8" officeooo:paragraph-rsid="000ddbd8"/>
    </style:style>
    <style:style style:name="P3" style:family="paragraph" style:parent-style-name="Standard">
      <style:text-properties officeooo:paragraph-rsid="000e2825"/>
    </style:style>
    <style:style style:name="P4" style:family="paragraph" style:parent-style-name="Standard">
      <style:text-properties officeooo:paragraph-rsid="000fa10a"/>
    </style:style>
    <style:style style:name="P5" style:family="paragraph" style:parent-style-name="Standard">
      <style:text-properties fo:color="#c9211e" officeooo:rsid="000fa10a" officeooo:paragraph-rsid="0012e46c"/>
    </style:style>
    <style:style style:name="P6" style:family="paragraph" style:parent-style-name="Standard">
      <style:text-properties officeooo:rsid="0012e46c" officeooo:paragraph-rsid="0012e46c"/>
    </style:style>
    <style:style style:name="P7" style:family="paragraph" style:parent-style-name="Standard">
      <style:text-properties officeooo:rsid="0013bf2e" officeooo:paragraph-rsid="0013bf2e"/>
    </style:style>
    <style:style style:name="P8" style:family="paragraph" style:parent-style-name="Standard">
      <style:text-properties officeooo:rsid="0013bf2e" officeooo:paragraph-rsid="0014043d"/>
    </style:style>
    <style:style style:name="P9" style:family="paragraph" style:parent-style-name="Standard">
      <style:text-properties officeooo:rsid="0014043d" officeooo:paragraph-rsid="0014043d"/>
    </style:style>
    <style:style style:name="T1" style:family="text">
      <style:text-properties officeooo:rsid="000d737e"/>
    </style:style>
    <style:style style:name="T2" style:family="text">
      <style:text-properties officeooo:rsid="000ddbd8"/>
    </style:style>
    <style:style style:name="T3" style:family="text">
      <style:text-properties officeooo:rsid="000e2825"/>
    </style:style>
    <style:style style:name="T4" style:family="text">
      <style:text-properties officeooo:rsid="000f414f"/>
    </style:style>
    <style:style style:name="T5" style:family="text">
      <style:text-properties officeooo:rsid="000fa10a"/>
    </style:style>
    <style:style style:name="T6" style:family="text">
      <style:text-properties officeooo:rsid="0012e46c"/>
    </style:style>
    <style:style style:name="T7" style:family="text">
      <style:text-properties officeooo:rsid="0013bf2e"/>
    </style:style>
    <style:style style:name="T8" style:family="text">
      <style:text-properties officeooo:rsid="0014043d"/>
    </style:style>
    <style:style style:name="T9" style:family="text">
      <style:text-properties officeooo:rsid="00146fc8"/>
    </style:style>
    <style:style style:name="T10" style:family="text">
      <style:text-properties officeooo:rsid="0015084c"/>
    </style:style>
    <style:style style:name="T11" style:family="text">
      <style:text-properties officeooo:rsid="0015331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tural Language Processing </text:span><text:span text:style-name="T2">(NLP) </text:span><text:span text:style-name="T1">is a type of Artificial Intelligence which allows computers to read, decipher and derive meaning from natural human languages. </text:span><text:span text:style-name="T2">Machine learning algorithms, using soft probabilistic decision making, allow computers to be able to perform </text:span><text:span text:style-name="T1">competent language translation nigh instantaneously as seen by Google Translate. Word processors, such as Microsoft Word are able to perform spelling and grammar checks (even accounting for slang and informal usage), as well as suggestions to improve prose. In recent years, digital assistants (such as Siri, Cortana, OK Google and Alexa) </text:span><text:span text:style-name="T2">have emerged, furthering the implementation of this technology in leaps and bounds. </text:span><text:span text:style-name="T9">Chatterbots, programs designed to engage in conversation, are the result of effective NPL implementation and have become impressive tools for digital marketing and customer service in recent years.</text:span></text:p>
      <text:p text:style-name="P2"/>
      <text:p text:style-name="P4"><text:span text:style-name="T8">While the feats of NLP technologies are impressive, they’re far from perfect yet. </text:span><text:span text:style-name="T4">Natural languages are difficult for computers to comprehend due to their inherent abstract nature. In fact, the preceding sentence is a perfect example of a sentence in which a computer would struggle to interpret correctly (is it the language or the computer that is abstract?). </text:span><text:span text:style-name="T5">NLP applies algorithmic techniques to identify </text:span><text:span text:style-name="T6">words and </text:span><text:span text:style-name="T5">extract meaning based on these rules and word definitions. </text:span></text:p>
      <text:p text:style-name="P4"/>
      <text:p text:style-name="P4"><text:span text:style-name="T3">In order for computers to derive meaning from natural human languages, they need to be modelled by converting them into a mathematical framework. N-Grams (the process of grouping nearby words together to foment representation) and machine learning algorithms such as recurrent neural net (RNN) models have fuelled the development of NLP and brought the technology to greater heights in recent decades. When it comes to NLP and machine learning, neural net</text:span><text:span text:style-name="T11">work</text:span><text:span text:style-name="T3"> models are considered cutting edge technology. </text:span></text:p>
      <text:p text:style-name="P4"/>
      <text:p text:style-name="P6">Apple’s Siri was an innovation <text:span text:style-name="T7">in NLP utilisation as the first major AI assistant, which stoked the flames of competition leading to renewed vigour in NLP development. </text:span><text:span text:style-name="T8">Since then, </text:span><text:span text:style-name="T9">voice-command based systems have gone from needing specific commands, to being able to interpret the needs of the user based on their questions. With sentiment analysis, chatterbots are able to even detect tone and </text:span><text:span text:style-name="T10">emotion</text:span><text:span text:style-name="T9"> by </text:span><text:span text:style-name="T10">complex linguistic analysis to varying degrees of success based on the approach. Some chatterbots use machine learning algorithms to fine-tune their analysis, while others rely on stringently designed rules based on human linguistic study. </text:span></text:p>
      <text:p text:style-name="P6"/>
      <text:p text:style-name="P9">Current limitations of NLP are...</text:p>
      <text:p text:style-name="P3"/>
      <text:p text:style-name="P7">With the advent of digital assistants and the development of NLP technology, the impact on modern society should not be understated. Ineffective communication on an international scale could be a thing of the past with idealised NLP technology. With on-the-fly translation and word processing to correct grammar and local slang, users from opposite sides of the globe would be able to engage in almost natural conversation despite not understanding a word of each other’s language.</text:p>
      <text:p text:style-name="P7"/>
      <text:p text:style-name="P8">As NLP and chatterbots continue to advance, customer service positions could become obsolete as a human profession. Similarly, translators might find themselves out of a job as they could not hope to compete with a machine accurately translating documents of text in mere seconds. </text:p>
      <text:p text:style-name="P3"/>
      <text:p text:style-name="P3"/>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7T20:29:15.560000000</meta:creation-date>
    <dc:date>2020-04-17T22:25:23.151000000</dc:date>
    <meta:editing-duration>PT54M44S</meta:editing-duration>
    <meta:editing-cycles>7</meta:editing-cycles>
    <meta:generator>LibreOffice/6.4.2.2$Windows_X86_64 LibreOffice_project/4e471d8c02c9c90f512f7f9ead8875b57fcb1ec3</meta:generator>
    <meta:document-statistic meta:table-count="0" meta:image-count="0" meta:object-count="0" meta:page-count="1" meta:paragraph-count="7" meta:word-count="504" meta:character-count="3316" meta:non-whitespace-character-count="2815"/>
  </office:meta>
</office:document-meta>
</file>